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1" table:style-name="ta1">
        <table:shapes>
          <draw:frame draw:z-index="0" draw:style-name="gr1" draw:text-style-name="P1" svg:width="12.333cm" svg:height="7.95cm" svg:x="8.011cm" svg:y="0.934cm">
            <draw:object draw:notify-on-update-of-ranges="List1.A2:List1.A6 List1.B2:List1.B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Kapitálové výdaje</text:p>
          </table:table-cell>
          <table:table-cell office:value-type="float" office:value="10.284">
            <text:p>10,284</text:p>
          </table:table-cell>
        </table:table-row>
        <table:table-row table:style-name="ro1">
          <table:table-cell office:value-type="string">
            <text:p>Doprava</text:p>
          </table:table-cell>
          <table:table-cell office:value-type="float" office:value="6.731">
            <text:p>6,731</text:p>
          </table:table-cell>
        </table:table-row>
        <table:table-row table:style-name="ro1">
          <table:table-cell office:value-type="string">
            <text:p>Městská infrastruktura</text:p>
          </table:table-cell>
          <table:table-cell office:value-type="float" office:value="1.463">
            <text:p>1,463</text:p>
          </table:table-cell>
        </table:table-row>
        <table:table-row table:style-name="ro1">
          <table:table-cell office:value-type="string">
            <text:p>Školství, mládež a sport</text:p>
          </table:table-cell>
          <table:table-cell office:value-type="float" office:value="0.548">
            <text:p>0,548</text:p>
          </table:table-cell>
        </table:table-row>
        <table:table-row table:style-name="ro1">
          <table:table-cell office:value-type="string">
            <text:p>Hospodářství</text:p>
          </table:table-cell>
          <table:table-cell office:value-type="float" office:value="0.546">
            <text:p>0,546</text:p>
          </table:table-cell>
        </table:table-row>
        <table:table-row table:style-name="ro1">
          <table:table-cell office:value-type="string">
            <text:p>Ostatní</text:p>
          </table:table-cell>
          <table:table-cell table:formula="of:=[.B1]-SUM([.B2:.B5])" office:value-type="float" office:value="0.996">
            <text:p>0,996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.00.0000</text:date>, <text:time style:data-style-name="N2" text:time-value="0000-00-00T18:28:31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</meta:initial-creator>
    <meta:creation-date>2014-09-01T21:51:34</meta:creation-date>
    <dc:date>2014-09-02T19:53:00</dc:date>
    <dc:creator>Adam </dc:creator>
    <meta:editing-duration>PT8M47S</meta:editing-duration>
    <meta:editing-cycles>3</meta:editing-cycles>
    <meta:generator>LibreOffice/4.0.2.2$Linux_X86_64 LibreOffice_project/400m0$Build-2</meta:generator>
    <meta:document-statistic meta:table-count="1" meta:cell-count="12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334cm" svg:height="7.951cm" xlink:href=".." xlink:type="simple" chart:class="chart:circle" chart:style-name="ch1">
        <chart:title svg:x="2.036cm" svg:y="0.295cm" chart:style-name="ch2">
          <text:p>Do čeho Praha investuje (rozpočet 2014)</text:p>
        </chart:title>
        <chart:legend chart:legend-position="end" svg:x="8.139cm" svg:y="2.481cm" style:legend-expansion="high" chart:style-name="ch3"/>
        <chart:plot-area chart:style-name="ch4" table:cell-range-address="List1.A2:List1.B6" chart:data-source-has-labels="column" svg:x="0.246cm" svg:y="1.392cm" svg:width="7.647cm" svg:height="6.4cm">
          <chartooo:coordinate-region svg:x="0.87cm" svg:y="1.393cm" svg:width="6.399cm" svg:height="6.399cm"/>
          <chart:axis chart:dimension="x" chart:name="primary-x" chart:style-name="ch5" chartooo:axis-type="auto">
            <chartooo:date-scale/>
            <chart:categories table:cell-range-address="List1.A2:List1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ist1.B2:List1.B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B</text:p>
              </table:table-cell>
            </table:table-row>
          </table:table-header-rows>
          <table:table-rows>
            <table:table-row>
              <table:table-cell office:value-type="string">
                <text:p>Doprava</text:p>
                <draw:g>
                  <svg:desc>List1.A2:List1.A6</svg:desc>
                </draw:g>
              </table:table-cell>
              <table:table-cell office:value-type="float" office:value="6.731">
                <text:p>6.731</text:p>
                <draw:g>
                  <svg:desc>List1.B2:List1.B6</svg:desc>
                </draw:g>
              </table:table-cell>
            </table:table-row>
            <table:table-row>
              <table:table-cell office:value-type="string">
                <text:p>Městská infrastruktura</text:p>
              </table:table-cell>
              <table:table-cell office:value-type="float" office:value="1.463">
                <text:p>1.463</text:p>
              </table:table-cell>
            </table:table-row>
            <table:table-row>
              <table:table-cell office:value-type="string">
                <text:p>Školství, mládež a sport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string">
                <text:p>Hospodářství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string">
                <text:p>Ostatní</text:p>
              </table:table-cell>
              <table:table-cell office:value-type="float" office:value="0.996">
                <text:p>0.9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